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width="2.0992in" svg:height="3.3783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5:59:22.607995935</meta:creation-date>
    <dc:date>2017-02-13T15:59:47.358189280</dc:date>
    <meta:editing-duration>PT25S</meta:editing-duration>
    <meta:editing-cycles>1</meta:editing-cycles>
    <meta:document-statistic meta:table-count="0" meta:image-count="0" meta:object-count="2" meta:page-count="1" meta:paragraph-count="0" meta:word-count="0" meta:character-count="0" meta:non-whitespace-character-count="0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4.53cm" svg:y="4.2cm" style:legend-expansion="high" chart:style-name="ch2"/>
        <chart:plot-area chart:style-name="ch3" chart:data-source-has-labels="both" svg:x="1.33cm" svg:y="0.179cm" svg:width="12.881cm" svg:height="7.66cm">
          <chartooo:coordinate-region svg:x="2.137cm" svg:y="0.378cm" svg:width="11.518cm" svg:height="6.814cm"/>
          <chart:axis chart:dimension="x" chart:name="primary-x" chart:style-name="ch4" chartooo:axis-type="auto">
            <chart:title svg:x="7.25cm" svg:y="8.018cm" chart:style-name="ch5">
              <text:p>Points</text:p>
            </chart:title>
            <chart:categories table:cell-range-address="local-table.$A$2:.$A$19"/>
          </chart:axis>
          <chart:axis chart:dimension="y" chart:name="primary-y" chart:style-name="ch4">
            <chart:title svg:x="0.451cm" svg:y="4.834cm" chart:style-name="ch6">
              <text:p>Time (sec)</text:p>
            </chart:title>
            <chart:grid chart:style-name="ch7" chart:class="major"/>
          </chart:axis>
          <chart:series chart:style-name="ch8" chart:values-cell-range-address="local-table.$C$2:.$C$19" chart:label-cell-address="local-table.$C$1" chart:class="chart:scatter">
            <chart:domain table:cell-range-address="local-table.$B$2:.$B$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6">
                <text:p>1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2">
                <text:p>30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44">
                <text:p>61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88">
                <text:p>1228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76">
                <text:p>2457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152">
                <text:p>4915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304">
                <text:p>98304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608">
                <text:p>196608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3216">
                <text:p>393216</text:p>
              </table:table-cell>
              <table:table-cell office:value-type="float" office:value="223.19">
                <text:p>223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*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*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*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*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*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*2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*2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*2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]*2"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[.A12]*2" office:value-type="float" office:value="3072" calcext:value-type="float">
            <text:p>307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formula="of:=[.A13]*2" office:value-type="float" office:value="6144" calcext:value-type="float">
            <text:p>61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formula="of:=[.A14]*2" office:value-type="float" office:value="12288" calcext:value-type="float">
            <text:p>1228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formula="of:=[.A15]*2" office:value-type="float" office:value="24576" calcext:value-type="float">
            <text:p>2457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table:formula="of:=[.A16]*2" office:value-type="float" office:value="49152" calcext:value-type="float">
            <text:p>4915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table:formula="of:=[.A17]*2" office:value-type="float" office:value="98304" calcext:value-type="float">
            <text:p>98304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table:formula="of:=[.A18]*2" office:value-type="float" office:value="196608" calcext:value-type="float">
            <text:p>196608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 table:formula="of:=[.A19]*2" office:value-type="float" office:value="393216" calcext:value-type="float">
            <text:p>393216</text:p>
          </table:table-cell>
          <table:table-cell office:value-type="float" office:value="223.19" calcext:value-type="float">
            <text:p>223.19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5:59:31.170900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